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05cm" style:rel-column-width="8499*"/>
    </style:style>
    <style:style style:name="Таблица1.B" style:family="table-column">
      <style:table-column-properties style:column-width="4.189cm" style:rel-column-width="16149*"/>
    </style:style>
    <style:style style:name="Таблица1.C" style:family="table-column">
      <style:table-column-properties style:column-width="3.616cm" style:rel-column-width="13939*"/>
    </style:style>
    <style:style style:name="Таблица1.D" style:family="table-column">
      <style:table-column-properties style:column-width="6.99cm" style:rel-column-width="269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744cm"/>
    </style:style>
    <style:style style:name="Таблица2" style:family="table">
      <style:table-properties style:width="17cm" fo:margin-left="0.009cm" fo:margin-top="0cm" fo:margin-bottom="0cm" table:align="left" style:writing-mode="lr-tb"/>
    </style:style>
    <style:style style:name="Таблица2.A" style:family="table-column">
      <style:table-column-properties style:column-width="1.831cm"/>
    </style:style>
    <style:style style:name="Таблица2.B" style:family="table-column">
      <style:table-column-properties style:column-width="2.57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1.279cm"/>
    </style:style>
    <style:style style:name="Таблица2.E" style:family="table-column">
      <style:table-column-properties style:column-width="1.205cm"/>
    </style:style>
    <style:style style:name="Таблица2.F" style:family="table-column">
      <style:table-column-properties style:column-width="1.595cm"/>
    </style:style>
    <style:style style:name="Таблица2.G" style:family="table-column">
      <style:table-column-properties style:column-width="1.214cm"/>
    </style:style>
    <style:style style:name="Таблица2.H" style:family="table-column">
      <style:table-column-properties style:column-width="1.499cm"/>
    </style:style>
    <style:style style:name="Таблица2.I" style:family="table-column">
      <style:table-column-properties style:column-width="1.3cm"/>
    </style:style>
    <style:style style:name="Таблица2.J" style:family="table-column">
      <style:table-column-properties style:column-width="1.588cm"/>
    </style:style>
    <style:style style:name="Таблица2.K" style:family="table-column">
      <style:table-column-properties style:column-width="1.6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0*"/>
    </style:style>
    <style:style style:name="Таблица4.B" style:family="table-column">
      <style:table-column-properties style:column-width="4.251cm" style:rel-column-width="16387*"/>
    </style:style>
    <style:style style:name="Таблица4.D" style:family="table-column">
      <style:table-column-properties style:column-width="4.251cm" style:rel-column-width="1638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officeooo:paragraph-rsid="001b1918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5pt" officeooo:paragraph-rsid="001b1918" style:font-size-asian="15pt" style:font-size-complex="15pt"/>
    </style:style>
    <style:style style:name="P4" style:family="paragraph" style:parent-style-name="Standard">
      <style:text-properties style:font-name="Liberation Serif" fo:font-size="15pt" officeooo:paragraph-rsid="001b1918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1b1918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paragraph-rsid="001b1918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officeooo:paragraph-rsid="001b1918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officeooo:rsid="000c5610" officeooo:paragraph-rsid="001b1918" style:font-size-asian="14pt" style:font-size-complex="14pt"/>
    </style:style>
    <style:style style:name="P9" style:family="paragraph" style:parent-style-name="Standard">
      <style:text-properties style:font-name="Liberation Serif" fo:font-size="14pt" officeooo:paragraph-rsid="001b1918" style:font-size-asian="14pt" style:font-size-complex="14pt"/>
    </style:style>
    <style:style style:name="P10" style:family="paragraph" style:parent-style-name="Standard">
      <style:text-properties style:font-name="Liberation Serif" officeooo:paragraph-rsid="001b1918"/>
    </style:style>
    <style:style style:name="P11" style:family="paragraph" style:parent-style-name="Standard">
      <style:paragraph-properties fo:text-align="center" style:justify-single-word="false"/>
      <style:text-properties officeooo:rsid="001b1918" officeooo:paragraph-rsid="001b1918"/>
    </style:style>
    <style:style style:name="P12" style:family="paragraph" style:parent-style-name="Table_20_Contents">
      <style:paragraph-properties fo:text-align="center" style:justify-single-word="false"/>
      <style:text-properties officeooo:rsid="001b1918" officeooo:paragraph-rsid="001b1918"/>
    </style:style>
    <style:style style:name="P13" style:family="paragraph" style:parent-style-name="Standard">
      <style:text-properties officeooo:paragraph-rsid="001e2c65"/>
    </style:style>
    <style:style style:name="P14" style:family="paragraph" style:parent-style-name="Text_20_body">
      <style:text-properties officeooo:paragraph-rsid="001e2c65"/>
    </style:style>
    <style:style style:name="P15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fo:color="#000000" loext:opacity="100%" style:font-name="Liberation Serif" fo:font-size="12pt" fo:language="ru" fo:country="RU" officeooo:paragraph-rsid="001e2c6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fo:color="#000000" loext:opacity="100%" style:font-name="Liberation Serif" fo:font-size="12pt" fo:language="ru" fo:country="RU" officeooo:rsid="00216862" officeooo:paragraph-rsid="0021686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fo:color="#000000" loext:opacity="100%" style:font-name="Liberation Serif" fo:font-size="12pt" fo:language="en" fo:country="US" officeooo:paragraph-rsid="001e2c6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fo:color="#000000" loext:opacity="100%" style:font-name="Liberation Serif" fo:font-size="12pt" fo:language="en" fo:country="US" officeooo:rsid="00216862" officeooo:paragraph-rsid="0021686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fo:color="#000000" loext:opacity="100%" style:font-name="Liberation Serif" fo:font-size="12pt" fo:language="en" fo:country="US" officeooo:rsid="0021ceae" officeooo:paragraph-rsid="0021ceae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fo:color="#000000" loext:opacity="100%" style:font-name="Liberation Serif" fo:font-size="12pt" fo:language="en" fo:country="US" officeooo:rsid="00220124" officeooo:paragraph-rsid="00220124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1" style:family="paragraph" style:parent-style-name="Table_20_Contents">
      <style:paragraph-properties fo:text-align="center" style:justify-single-word="false"/>
      <style:text-properties officeooo:rsid="001c0e13" officeooo:paragraph-rsid="001c0e13"/>
    </style:style>
    <style:style style:name="P22" style:family="paragraph" style:parent-style-name="Table_20_Contents">
      <style:paragraph-properties fo:text-align="center" style:justify-single-word="false"/>
      <style:text-properties officeooo:rsid="001d268d" officeooo:paragraph-rsid="001d268d"/>
    </style:style>
    <style:style style:name="P23" style:family="paragraph" style:parent-style-name="Text_20_body">
      <style:text-properties officeooo:rsid="001d268d" officeooo:paragraph-rsid="001d268d"/>
    </style:style>
    <style:style style:name="P24" style:family="paragraph" style:parent-style-name="Table_20_Contents">
      <style:paragraph-properties fo:text-align="center" style:justify-single-word="false"/>
      <style:text-properties officeooo:rsid="001ed044" officeooo:paragraph-rsid="001ed044"/>
    </style:style>
    <style:style style:name="P25" style:family="paragraph" style:parent-style-name="Table_20_Contents">
      <style:paragraph-properties fo:text-align="center" style:justify-single-word="false"/>
      <style:text-properties officeooo:rsid="00220124" officeooo:paragraph-rsid="00220124"/>
    </style:style>
    <style:style style:name="P26" style:family="paragraph" style:parent-style-name="Text_20_body">
      <style:text-properties officeooo:rsid="00220124" officeooo:paragraph-rsid="00220124"/>
    </style:style>
    <style:style style:name="P27" style:family="paragraph" style:parent-style-name="Table_20_Contents">
      <style:paragraph-properties fo:text-align="center" style:justify-single-word="false"/>
      <style:text-properties officeooo:rsid="002259c1" officeooo:paragraph-rsid="002259c1"/>
    </style:style>
    <style:style style:name="P28" style:family="paragraph" style:parent-style-name="Text_20_body">
      <style:text-properties officeooo:rsid="002259c1" officeooo:paragraph-rsid="002259c1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rsid="001b1918" officeooo:paragraph-rsid="001b1918"/>
    </style:style>
    <style:style style:name="P31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fo:color="#000000" loext:opacity="100%" style:font-name="Liberation Serif" fo:font-size="12pt" fo:language="en" fo:country="US" officeooo:paragraph-rsid="001e2c6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ext_20_body" style:list-style-name="L1">
      <style:paragraph-properties fo:orphans="2" fo:widows="2"/>
      <style:text-properties fo:color="#000000" loext:opacity="100%" style:font-name="Liberation Serif" officeooo:paragraph-rsid="001b1918"/>
    </style:style>
    <style:style style:name="P34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b1918"/>
    </style:style>
    <style:style style:name="P35" style:family="paragraph" style:parent-style-name="Text_20_body" style:list-style-name="L2">
      <style:text-properties officeooo:rsid="00220124" officeooo:paragraph-rsid="00220124"/>
    </style:style>
    <style:style style:name="P36" style:family="paragraph" style:parent-style-name="Text_20_body" style:list-style-name="L2">
      <style:text-properties style:text-position="0% 100%" officeooo:rsid="00220124" officeooo:paragraph-rsid="0022012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fc714"/>
    </style:style>
    <style:style style:name="T3" style:family="text">
      <style:text-properties officeooo:rsid="004d611d"/>
    </style:style>
    <style:style style:name="T4" style:family="text">
      <style:text-properties officeooo:rsid="001b1918"/>
    </style:style>
    <style:style style:name="T5" style:family="text">
      <style:text-properties fo:font-size="15pt" officeooo:rsid="001b1918" style:font-size-asian="15pt" style:font-size-complex="15pt"/>
    </style:style>
    <style:style style:name="T6" style:family="text">
      <style:text-properties fo:font-variant="normal" fo:text-transform="none" style:text-position="sub 58%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T8" style:family="text">
      <style:text-properties style:text-position="sub 58%"/>
    </style:style>
    <style:style style:name="T9" style:family="text">
      <style:text-properties officeooo:rsid="001f54a3"/>
    </style:style>
    <style:style style:name="T10" style:family="text">
      <style:text-properties officeooo:rsid="00216862"/>
    </style:style>
    <style:style style:name="T11" style:family="text">
      <style:text-properties officeooo:rsid="0021ceae"/>
    </style:style>
    <style:style style:name="T12" style:family="text">
      <style:text-properties officeooo:rsid="00220124"/>
    </style:style>
    <style:style style:name="T13" style:family="text">
      <style:text-properties style:text-position="0% 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анкт-Петербургский Национальный Исследовательский</text:p>
      <text:p text:style-name="P3">Университет ИТМО</text:p>
      <text:p text:style-name="P3"><text:s/>Факультет программной инженерии и компьютерной техники</text:p>
      <text:p text:style-name="P4"/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5">Лабораторная работа №<text:span text:style-name="T4">7</text:span></text:p>
      <text:p text:style-name="P6">По «Основы Профессиональной Деятельности»</text:p>
      <text:p text:style-name="P6">Вариант <text:span text:style-name="T5">73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Выполнил:</text:p>
      <text:p text:style-name="P7">Студент группы P3106</text:p>
      <text:p text:style-name="P7">Рубцов Арсений Дмитриевич </text:p>
      <text:p text:style-name="P7">Проверил: </text:p>
      <text:p text:style-name="P8">Воронин Иван Сергеевич</text:p>
      <text:p text:style-name="P7"><text:span text:style-name="T3"><text:s/></text:span><text:s/></text:p>
      <text:p text:style-name="P7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1">Санкт – Петербург 202</text:span><text:span text:style-name="T2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5669_4197379326" text:style-name="Index_20_Link" text:visited-style-name="Index_20_Link">Текст задания<text:tab/>3</text:a></text:p>
          <text:p text:style-name="P1"><text:a xlink:type="simple" xlink:href="#__RefHeading___Toc35671_4197379326" text:style-name="Index_20_Link" text:visited-style-name="Index_20_Link">Текст программы<text:tab/>3</text:a></text:p>
          <text:p text:style-name="P1"><text:a xlink:type="simple" xlink:href="#__RefHeading___Toc35673_4197379326" text:style-name="Index_20_Link" text:visited-style-name="Index_20_Link">Таблица трассировки микрокоманд<text:tab/>3</text:a></text:p>
          <text:p text:style-name="P1"><text:a xlink:type="simple" xlink:href="#__RefHeading___Toc35675_4197379326" text:style-name="Index_20_Link" text:visited-style-name="Index_20_Link">Тестовая программа<text:tab/>4</text:a></text:p>
          <text:p text:style-name="P1"><text:a xlink:type="simple" xlink:href="#__RefHeading___Toc35677_4197379326" text:style-name="Index_20_Link" text:visited-style-name="Index_20_Link">Методика проверки<text:tab/>5</text:a></text:p>
          <text:p text:style-name="P1"><text:a xlink:type="simple" xlink:href="#__RefHeading___Toc35679_4197379326" text:style-name="Index_20_Link" text:visited-style-name="Index_20_Link">Вывод<text:tab/>7</text:a></text:p>
        </text:index-body>
      </text:table-of-content>
      <text:p text:style-name="P30"/>
      <text:p text:style-name="P11"/>
      <text:h text:style-name="P32" text:outline-level="1"><text:bookmark-start text:name="__RefHeading___Toc35669_4197379326"/>Текст задания<text:bookmark-end text:name="__RefHeading___Toc35669_4197379326"/></text:h>
      <text:p text:style-name="P29">Синтезировать цикл исполнения для выданных преподавателем команд. Разработать тестовые программы, которые проверяют каждую из синтезированных команд. Загрузить в микропрограммную память БЭВМ циклы исполнения синтезированных команд, загрузить в основную память БЭВМ тестовые программы. Проверить и отладить разработанные тестовые программы и микропрограммы.</text:p>
      <text:list xml:id="list1422851179" text:style-name="L1">
        <text:list-item>
          <text:p text:style-name="P34">NOTSP - Операция НЕ верхнего числа на вершине стека, результат поместить новым числом на стек, установить признаки N/Z</text:p>
        </text:list-item>
        <text:list-item>
          <text:p text:style-name="P34">Код операции — 0F01</text:p>
        </text:list-item>
        <text:list-item>
          <text:p text:style-name="P33"><text:span text:style-name="T7">Тестовая программа должна начинаться с адреса 033F</text:span><text:span text:style-name="T6">16</text:span></text:p>
        </text:list-item>
      </text:list>
      <text:h text:style-name="Heading_20_1" text:outline-level="1"><text:bookmark-start text:name="__RefHeading___Toc35671_4197379326"/>Текст программы<text:bookmark-end text:name="__RefHeading___Toc35671_4197379326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">Адрес МП </text:p>
          </table:table-cell>
          <table:table-cell table:style-name="Таблица1.A1" office:value-type="string">
            <text:p text:style-name="P12">Микрокоманд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D1" office:value-type="string">
            <text:p text:style-name="P12">Комментарий</text:p>
          </table:table-cell>
        </table:table-row>
        <table:table-row>
          <table:table-cell table:style-name="Таблица1.A2" office:value-type="string">
            <text:p text:style-name="P21">E0</text:p>
          </table:table-cell>
          <table:table-cell table:style-name="Таблица1.A2" office:value-type="string">
            <text:p text:style-name="P21">0080009008</text:p>
          </table:table-cell>
          <table:table-cell table:style-name="Таблица1.A2" office:value-type="string">
            <text:p text:style-name="P21">SP → AR </text:p>
          </table:table-cell>
          <table:table-cell table:style-name="Таблица1.D2" table:number-rows-spanned="2" office:value-type="string">
            <text:p text:style-name="P21">Значения стека в DR</text:p>
          </table:table-cell>
        </table:table-row>
        <table:table-row>
          <table:table-cell table:style-name="Таблица1.A2" office:value-type="string">
            <text:p text:style-name="P21">E1 </text:p>
          </table:table-cell>
          <table:table-cell table:style-name="Таблица1.A2" office:value-type="string">
            <text:p text:style-name="P24">0100000000</text:p>
          </table:table-cell>
          <table:table-cell table:style-name="Таблица1.A2" office:value-type="string">
            <text:p text:style-name="P21">MEM(AR) → DR 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21">E2 </text:p>
          </table:table-cell>
          <table:table-cell table:style-name="Таблица1.A2" office:value-type="string">
            <text:p text:style-name="P21">0001809101</text:p>
          </table:table-cell>
          <table:table-cell table:style-name="Таблица1.A2" office:value-type="string">
            <text:p text:style-name="P21">~(DR) → DR, <text:span text:style-name="T9">N, Z</text:span></text:p>
          </table:table-cell>
          <table:table-cell table:style-name="Таблица1.D2" office:value-type="string">
            <text:p text:style-name="P21">Операция НЕ, устанавливаем признаки результата N/Z и кладем в DR</text:p>
          </table:table-cell>
        </table:table-row>
        <table:table-row>
          <table:table-cell table:style-name="Таблица1.A2" office:value-type="string">
            <text:p text:style-name="P21">E3 </text:p>
          </table:table-cell>
          <table:table-cell table:style-name="Таблица1.A2" office:value-type="string">
            <text:p text:style-name="P22">0088009208</text:p>
          </table:table-cell>
          <table:table-cell table:style-name="Таблица1.A2" office:value-type="string">
            <text:p text:style-name="P22">~0 + SP → SP, AR</text:p>
          </table:table-cell>
          <table:table-cell table:style-name="Таблица1.D2" table:number-rows-spanned="2" office:value-type="string">
            <text:p text:style-name="P22">Кладем результат на стек</text:p>
          </table:table-cell>
        </table:table-row>
        <table:table-row>
          <table:table-cell table:style-name="Таблица1.A2" office:value-type="string">
            <text:p text:style-name="P21">E4 </text:p>
          </table:table-cell>
          <table:table-cell table:style-name="Таблица1.A2" office:value-type="string">
            <text:p text:style-name="P22">0200000000</text:p>
          </table:table-cell>
          <table:table-cell table:style-name="Таблица1.A2" office:value-type="string">
            <text:p text:style-name="P22">DR → MEM(AR)</text:p>
          </table:table-cell>
          <table:covered-table-cell table:style-name="Таблица1.D2"/>
        </table:table-row>
        <table:table-row table:style-name="Таблица1.7">
          <table:table-cell table:style-name="Таблица1.A2" office:value-type="string">
            <text:p text:style-name="P22">E5</text:p>
          </table:table-cell>
          <table:table-cell table:style-name="Таблица1.A2" office:value-type="string">
            <text:p text:style-name="P22">80C4101040</text:p>
          </table:table-cell>
          <table:table-cell table:style-name="Таблица1.A2" office:value-type="string">
            <text:p text:style-name="P22">GOTO INT @ C4</text:p>
          </table:table-cell>
          <table:table-cell table:style-name="Таблица1.D2" office:value-type="string">
            <text:p text:style-name="P22">Переход к циклу прерывания</text:p>
          </table:table-cell>
        </table:table-row>
      </table:table>
      <text:p text:style-name="P23"/>
      <text:h text:style-name="Heading_20_1" text:outline-level="1"><text:bookmark-start text:name="__RefHeading___Toc35673_4197379326"/>Таблица трассировки микрокоманд<text:bookmark-end text:name="__RefHeading___Toc35673_4197379326"/></text:h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 table:style-name="Таблица2.1">
          <table:table-cell table:style-name="Таблица2.A1" table:number-rows-spanned="2" office:value-type="string">
            <text:p text:style-name="P15">МР до выборки МК</text:p>
          </table:table-cell>
          <table:table-cell table:style-name="Таблица2.A1" table:number-columns-spanned="10" office:value-type="string">
            <text:p text:style-name="P15">Содержимое памяти и регистров после выборки микрокоманд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17">MR</text:p>
          </table:table-cell>
          <table:table-cell table:style-name="Таблица2.A1" office:value-type="string">
            <text:p text:style-name="P17">IP</text:p>
          </table:table-cell>
          <table:table-cell table:style-name="Таблица2.A1" office:value-type="string">
            <text:p text:style-name="P17">CR</text:p>
          </table:table-cell>
          <table:table-cell table:style-name="Таблица2.A1" office:value-type="string">
            <text:p text:style-name="P17">AR</text:p>
          </table:table-cell>
          <table:table-cell table:style-name="Таблица2.A1" office:value-type="string">
            <text:p text:style-name="P17">DR</text:p>
          </table:table-cell>
          <table:table-cell table:style-name="Таблица2.A1" office:value-type="string">
            <text:p text:style-name="P17">SP</text:p>
          </table:table-cell>
          <table:table-cell table:style-name="Таблица2.A1" office:value-type="string">
            <text:p text:style-name="P17">BR</text:p>
          </table:table-cell>
          <table:table-cell table:style-name="Таблица2.A1" office:value-type="string">
            <text:p text:style-name="P17">AC</text:p>
          </table:table-cell>
          <table:table-cell table:style-name="Таблица2.A1" office:value-type="string">
            <text:p text:style-name="P17">NZVC</text:p>
          </table:table-cell>
          <table:table-cell table:style-name="Таблица2.A1" office:value-type="string">
            <text:p text:style-name="P15">СчМК</text:p>
          </table:table-cell>
        </table:table-row>
        <table:table-row table:style-name="Таблица2.1">
          <table:table-cell table:style-name="Таблица2.A3" office:value-type="string">
            <text:p text:style-name="P21">E0</text:p>
          </table:table-cell>
          <table:table-cell table:style-name="Таблица2.A3" office:value-type="string">
            <text:p text:style-name="P21">0080009008</text:p>
          </table:table-cell>
          <table:table-cell table:style-name="Таблица2.A3" office:value-type="string">
            <text:p text:style-name="P18">34F </text:p>
          </table:table-cell>
          <table:table-cell table:style-name="Таблица2.A3" office:value-type="string">
            <text:p text:style-name="P18">0F01</text:p>
          </table:table-cell>
          <table:table-cell table:style-name="Таблица2.A3" office:value-type="string">
            <text:p text:style-name="P19">7FD</text:p>
          </table:table-cell>
          <table:table-cell table:style-name="Таблица2.A3" office:value-type="string">
            <text:p text:style-name="P19">0F01</text:p>
          </table:table-cell>
          <table:table-cell table:style-name="Таблица2.A3" office:value-type="string">
            <text:p text:style-name="P18">7FD</text:p>
          </table:table-cell>
          <table:table-cell table:style-name="Таблица2.A3" office:value-type="string">
            <text:p text:style-name="P19">34E </text:p>
          </table:table-cell>
          <table:table-cell table:style-name="Таблица2.A3" office:value-type="string">
            <text:p text:style-name="P17"><text:span text:style-name="T12">0000</text:span> 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16">E1</text:p>
          </table:table-cell>
        </table:table-row>
        <table:table-row table:style-name="Таблица2.1">
          <table:table-cell table:style-name="Таблица2.A3" office:value-type="string">
            <text:p text:style-name="P21">E1 </text:p>
          </table:table-cell>
          <table:table-cell table:style-name="Таблица2.A3" office:value-type="string">
            <text:p text:style-name="P24">0100000000</text:p>
          </table:table-cell>
          <table:table-cell table:style-name="Таблица2.A3" office:value-type="string">
            <text:p text:style-name="P18">34F</text:p>
          </table:table-cell>
          <table:table-cell table:style-name="Таблица2.A3" office:value-type="string">
            <text:p text:style-name="P18">0F01</text:p>
          </table:table-cell>
          <table:table-cell table:style-name="Таблица2.A3" office:value-type="string">
            <text:p text:style-name="P19">7FD</text:p>
          </table:table-cell>
          <table:table-cell table:style-name="Таблица2.A3" office:value-type="string">
            <text:p text:style-name="P19">CAFE</text:p>
          </table:table-cell>
          <table:table-cell table:style-name="Таблица2.A3" office:value-type="string">
            <text:p text:style-name="P18">7FD</text:p>
          </table:table-cell>
          <table:table-cell table:style-name="Таблица2.A3" office:value-type="string">
            <text:p text:style-name="P19">34E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16">E2</text:p>
          </table:table-cell>
        </table:table-row>
        <table:table-row table:style-name="Таблица2.1">
          <table:table-cell table:style-name="Таблица2.A3" office:value-type="string">
            <text:p text:style-name="P21">E2 </text:p>
          </table:table-cell>
          <table:table-cell table:style-name="Таблица2.A3" office:value-type="string">
            <text:p text:style-name="P21">0001809101</text:p>
          </table:table-cell>
          <table:table-cell table:style-name="Таблица2.A3" office:value-type="string">
            <text:p text:style-name="P17"><text:s/><text:span text:style-name="T10">34F</text:span></text:p>
          </table:table-cell>
          <table:table-cell table:style-name="Таблица2.A3" office:value-type="string">
            <text:p text:style-name="P18">0F01</text:p>
          </table:table-cell>
          <table:table-cell table:style-name="Таблица2.A3" office:value-type="string">
            <text:p text:style-name="P19">7FD</text:p>
          </table:table-cell>
          <table:table-cell table:style-name="Таблица2.A3" office:value-type="string">
            <text:p text:style-name="P19">3501</text:p>
          </table:table-cell>
          <table:table-cell table:style-name="Таблица2.A3" office:value-type="string">
            <text:p text:style-name="P18">7FD</text:p>
          </table:table-cell>
          <table:table-cell table:style-name="Таблица2.A3" office:value-type="string">
            <text:p text:style-name="P19">34E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16">E3</text:p>
          </table:table-cell>
        </table:table-row>
        <table:table-row table:style-name="Таблица2.1">
          <table:table-cell table:style-name="Таблица2.A3" office:value-type="string">
            <text:p text:style-name="P21">E3 </text:p>
          </table:table-cell>
          <table:table-cell table:style-name="Таблица2.A3" office:value-type="string">
            <text:p text:style-name="P22">0088009208</text:p>
          </table:table-cell>
          <table:table-cell table:style-name="Таблица2.A3" office:value-type="string">
            <text:p text:style-name="P18">34F</text:p>
          </table:table-cell>
          <table:table-cell table:style-name="Таблица2.A3" office:value-type="string">
            <text:p text:style-name="P18">0F01</text:p>
          </table:table-cell>
          <table:table-cell table:style-name="Таблица2.A3" office:value-type="string">
            <text:p text:style-name="P19">7FC</text:p>
          </table:table-cell>
          <table:table-cell table:style-name="Таблица2.A3" office:value-type="string">
            <text:p text:style-name="P19">3501</text:p>
          </table:table-cell>
          <table:table-cell table:style-name="Таблица2.A3" office:value-type="string">
            <text:p text:style-name="P18"><text:s/><text:span text:style-name="T11">7FC </text:span></text:p>
          </table:table-cell>
          <table:table-cell table:style-name="Таблица2.A3" office:value-type="string">
            <text:p text:style-name="P19">34E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16">E4</text:p>
          </table:table-cell>
        </table:table-row>
        <table:table-row table:style-name="Таблица2.1">
          <table:table-cell table:style-name="Таблица2.A3" office:value-type="string">
            <text:p text:style-name="P21">E4 </text:p>
          </table:table-cell>
          <table:table-cell table:style-name="Таблица2.A3" office:value-type="string">
            <text:p text:style-name="P22">0200000000</text:p>
          </table:table-cell>
          <table:table-cell table:style-name="Таблица2.A3" office:value-type="string">
            <text:p text:style-name="P18">34F</text:p>
          </table:table-cell>
          <table:table-cell table:style-name="Таблица2.A3" office:value-type="string">
            <text:p text:style-name="P18">0F01</text:p>
          </table:table-cell>
          <table:table-cell table:style-name="Таблица2.A3" office:value-type="string">
            <text:p text:style-name="P19">7FC</text:p>
          </table:table-cell>
          <table:table-cell table:style-name="Таблица2.A3" office:value-type="string">
            <text:p text:style-name="P19">3501</text:p>
          </table:table-cell>
          <table:table-cell table:style-name="Таблица2.A3" office:value-type="string">
            <text:p text:style-name="P19">7FC </text:p>
          </table:table-cell>
          <table:table-cell table:style-name="Таблица2.A3" office:value-type="string">
            <text:p text:style-name="P19">34E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16">E5</text:p>
          </table:table-cell>
        </table:table-row>
        <table:table-row table:style-name="Таблица2.1">
          <table:table-cell table:style-name="Таблица2.A3" office:value-type="string">
            <text:p text:style-name="P22">E5</text:p>
          </table:table-cell>
          <table:table-cell table:style-name="Таблица2.A3" office:value-type="string">
            <text:p text:style-name="P22">80C4101040</text:p>
          </table:table-cell>
          <table:table-cell table:style-name="Таблица2.A3" office:value-type="string">
            <text:p text:style-name="P18">34F</text:p>
          </table:table-cell>
          <table:table-cell table:style-name="Таблица2.A3" office:value-type="string">
            <text:p text:style-name="P18">0F01</text:p>
          </table:table-cell>
          <table:table-cell table:style-name="Таблица2.A3" office:value-type="string">
            <text:p text:style-name="P19">7FC</text:p>
          </table:table-cell>
          <table:table-cell table:style-name="Таблица2.A3" office:value-type="string">
            <text:p text:style-name="P19">3501 </text:p>
          </table:table-cell>
          <table:table-cell table:style-name="Таблица2.A3" office:value-type="string">
            <text:p text:style-name="P19">7FC</text:p>
          </table:table-cell>
          <table:table-cell table:style-name="Таблица2.A3" office:value-type="string">
            <text:p text:style-name="P19">34E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20">0000</text:p>
          </table:table-cell>
          <table:table-cell table:style-name="Таблица2.A3" office:value-type="string">
            <text:p text:style-name="P16">C4 </text:p>
          </table:table-cell>
        </table:table-row>
      </table:table>
      <text:p text:style-name="P13"/>
      <text:h text:style-name="Heading_20_1" text:outline-level="1"><text:bookmark-start text:name="__RefHeading___Toc35675_4197379326"/><text:soft-page-break/>Тестовая программа<text:bookmark-end text:name="__RefHeading___Toc35675_4197379326"/></text:h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ORG 0x332 </text:p>
            <text:p text:style-name="Table_20_Contents">RESULT: WORD 0x0 </text:p>
            <text:p text:style-name="Table_20_Contents">CHECK1: WORD 0x0</text:p>
            <text:p text:style-name="Table_20_Contents">CHECK2:<text:tab/>WORD 0x0</text:p>
            <text:p text:style-name="Table_20_Contents">CHECK3:<text:tab/>WORD 0x0 </text:p>
            <text:p text:style-name="Table_20_Contents">CHECK4: WORD 0x0</text:p>
            <text:p text:style-name="Table_20_Contents">RES1: WORD 0x0</text:p>
            <text:p text:style-name="Table_20_Contents">RES2: WORD 0x0 </text:p>
            <text:p text:style-name="Table_20_Contents">RES3: WORD 0x0</text:p>
            <text:p text:style-name="Table_20_Contents">RES4: WORD 0x0</text:p>
            <text:p text:style-name="Table_20_Contents">ARG1: WORD 0xCAFE</text:p>
            <text:p text:style-name="Table_20_Contents">ARG2: WORD 0xB1BA</text:p>
            <text:p text:style-name="Table_20_Contents">ARG3: WORD 0x0000</text:p>
            <text:p text:style-name="Table_20_Contents">ARG4: WORD 0xFEFF </text:p>
            <text:p text:style-name="Table_20_Contents">ORG 0x33F</text:p>
            <text:p text:style-name="Table_20_Contents">START:<text:tab/>CLA</text:p>
            <text:p text:style-name="Table_20_Contents"><text:tab/>CALL TEST1</text:p>
            <text:p text:style-name="Table_20_Contents"><text:tab/>CALL TEST2</text:p>
            <text:p text:style-name="Table_20_Contents"><text:tab/>CALL TEST3 </text:p>
            <text:p text:style-name="Table_20_Contents"><text:tab/>CALL TEST4</text:p>
            <text:p text:style-name="Table_20_Contents"><text:tab/>LD #0x1</text:p>
            <text:p text:style-name="Table_20_Contents"><text:tab/>AND CHECK1</text:p>
            <text:p text:style-name="Table_20_Contents"><text:tab/>AND CHECK2 </text:p>
            <text:p text:style-name="Table_20_Contents"><text:tab/>AND CHECK3 </text:p>
            <text:p text:style-name="Table_20_Contents"><text:tab/>AND CHECK4 </text:p>
            <text:p text:style-name="Table_20_Contents"><text:tab/>ST RESULT</text:p>
            <text:p text:style-name="Table_20_Contents">STOPR:<text:tab/>HLT</text:p>
            <text:p text:style-name="Table_20_Contents">TEST1:<text:tab/>LD ARG1 </text:p>
            <text:p text:style-name="Table_20_Contents"><text:tab/><text:tab/>PUSH </text:p>
            <text:p text:style-name="Table_20_Contents"><text:tab/><text:tab/>NOT</text:p>
            <text:p text:style-name="Table_20_Contents"><text:tab/><text:tab/>ST RES1</text:p>
            <text:p text:style-name="Table_20_Contents">CMP1:<text:tab/>WORD 0x0F01</text:p>
            <text:p text:style-name="Table_20_Contents"><text:tab/><text:tab/>POP</text:p>
            <text:p text:style-name="Table_20_Contents"><text:tab/><text:tab/>CMP RES1</text:p>
            <text:p text:style-name="Table_20_Contents"><text:tab/><text:tab/>BEQ TR1</text:p>
            <text:p text:style-name="Table_20_Contents"><text:tab/><text:tab/>POP</text:p>
            <text:p text:style-name="Table_20_Contents"><text:tab/><text:tab/>CLA </text:p>
            <text:p text:style-name="Table_20_Contents"><text:tab/><text:tab/>RET</text:p>
            <text:p text:style-name="Table_20_Contents">TR1:<text:tab/>ST RES1</text:p>
            <text:p text:style-name="Table_20_Contents"><text:tab/><text:tab/>POP</text:p>
            <text:p text:style-name="Table_20_Contents"><text:tab/><text:tab/>LD #0x1</text:p>
            <text:p text:style-name="Table_20_Contents"><text:tab/><text:tab/>ST CHECK1</text:p>
            <text:p text:style-name="Table_20_Contents"><text:tab/><text:tab/>CLA </text:p>
            <text:p text:style-name="Table_20_Contents"><text:tab/><text:tab/>RET<text:tab/></text:p>
            <text:p text:style-name="Table_20_Contents"/>
            <text:p text:style-name="Table_20_Contents">TEST2:<text:tab/>LD ARG2</text:p>
            <text:p text:style-name="Table_20_Contents"><text:tab/><text:tab/>PUSH </text:p>
            <text:p text:style-name="Table_20_Contents"><text:tab/><text:tab/>NOT</text:p>
            <text:p text:style-name="Table_20_Contents"><text:tab/><text:tab/>ST RES2</text:p>
            <text:p text:style-name="Table_20_Contents">CMP2:<text:tab/>WORD 0x0F01</text:p>
            <text:p text:style-name="Table_20_Contents"><text:soft-page-break/><text:tab/><text:tab/>POP </text:p>
            <text:p text:style-name="Table_20_Contents"><text:tab/><text:tab/>CMP RES2 </text:p>
            <text:p text:style-name="Table_20_Contents"><text:tab/><text:tab/>BEQ TR2</text:p>
            <text:p text:style-name="Table_20_Contents"><text:tab/><text:tab/>POP </text:p>
            <text:p text:style-name="Table_20_Contents"><text:tab/><text:tab/>CLA</text:p>
            <text:p text:style-name="Table_20_Contents"><text:tab/><text:tab/>RET</text:p>
            <text:p text:style-name="Table_20_Contents">TR2:<text:tab/>ST RES2 </text:p>
            <text:p text:style-name="Table_20_Contents"><text:tab/><text:tab/>POP </text:p>
            <text:p text:style-name="Table_20_Contents"><text:tab/><text:tab/>LD #0x1</text:p>
            <text:p text:style-name="Table_20_Contents"><text:tab/><text:tab/>ST CHECK2</text:p>
            <text:p text:style-name="Table_20_Contents"><text:tab/><text:tab/>CLA </text:p>
            <text:p text:style-name="Table_20_Contents"><text:tab/><text:tab/>RET</text:p>
            <text:p text:style-name="Table_20_Contents">TEST3:<text:tab/>LD ARG3</text:p>
            <text:p text:style-name="Table_20_Contents"><text:tab/><text:tab/>PUSH </text:p>
            <text:p text:style-name="Table_20_Contents"><text:tab/><text:tab/>NOT</text:p>
            <text:p text:style-name="Table_20_Contents"><text:tab/><text:tab/>ST RES3</text:p>
            <text:p text:style-name="Table_20_Contents">CMP3:<text:tab/>WORD 0x0F01</text:p>
            <text:p text:style-name="Table_20_Contents"><text:tab/><text:tab/>POP </text:p>
            <text:p text:style-name="Table_20_Contents"><text:tab/><text:tab/>CMP RES3 </text:p>
            <text:p text:style-name="Table_20_Contents"><text:tab/><text:tab/>BEQ TR3</text:p>
            <text:p text:style-name="Table_20_Contents"><text:tab/><text:tab/>POP </text:p>
            <text:p text:style-name="Table_20_Contents"><text:tab/><text:tab/>CLA</text:p>
            <text:p text:style-name="Table_20_Contents"><text:tab/><text:tab/>RET</text:p>
            <text:p text:style-name="Table_20_Contents">TR3:<text:tab/>ST RES3 </text:p>
            <text:p text:style-name="Table_20_Contents"><text:tab/><text:tab/>POP </text:p>
            <text:p text:style-name="Table_20_Contents"><text:tab/><text:tab/>LD #0x1</text:p>
            <text:p text:style-name="Table_20_Contents"><text:tab/><text:tab/>ST CHECK3</text:p>
            <text:p text:style-name="Table_20_Contents"><text:tab/><text:tab/>CLA </text:p>
            <text:p text:style-name="Table_20_Contents"><text:tab/><text:tab/>RET</text:p>
            <text:p text:style-name="Table_20_Contents">TEST4:<text:tab/>LD ARG4</text:p>
            <text:p text:style-name="Table_20_Contents"><text:tab/><text:tab/>PUSH </text:p>
            <text:p text:style-name="Table_20_Contents"><text:tab/><text:tab/>NOT</text:p>
            <text:p text:style-name="Table_20_Contents"><text:tab/><text:tab/>ST RES4</text:p>
            <text:p text:style-name="Table_20_Contents">CMP4:<text:tab/>WORD 0x0F01</text:p>
            <text:p text:style-name="Table_20_Contents"><text:tab/><text:tab/>POP </text:p>
            <text:p text:style-name="Table_20_Contents"><text:tab/><text:tab/>CMP RES4</text:p>
            <text:p text:style-name="Table_20_Contents"><text:tab/><text:tab/>BEQ TR4</text:p>
            <text:p text:style-name="Table_20_Contents"><text:tab/><text:tab/>POP </text:p>
            <text:p text:style-name="Table_20_Contents"><text:tab/><text:tab/>CLA</text:p>
            <text:p text:style-name="Table_20_Contents"><text:tab/><text:tab/>RET</text:p>
            <text:p text:style-name="Table_20_Contents">TR4:<text:tab/>ST RES4 </text:p>
            <text:p text:style-name="Table_20_Contents"><text:tab/><text:tab/>POP </text:p>
            <text:p text:style-name="Table_20_Contents"><text:tab/><text:tab/>LD #0x1</text:p>
            <text:p text:style-name="Table_20_Contents"><text:tab/><text:tab/>ST CHECK4</text:p>
            <text:p text:style-name="Table_20_Contents"><text:tab/><text:tab/>CLA </text:p>
            <text:p text:style-name="Table_20_Contents"><text:tab/><text:tab/>RET</text:p>
          </table:table-cell>
        </table:table-row>
      </table:table>
      <text:p text:style-name="Text_20_body"/>
      <text:h text:style-name="Heading_20_1" text:outline-level="1"><text:bookmark-start text:name="__RefHeading___Toc35677_4197379326"/>Методика проверки<text:bookmark-end text:name="__RefHeading___Toc35677_4197379326"/></text:h>
      <text:list xml:id="list154280781" text:style-name="L2">
        <text:list-item>
          <text:p text:style-name="P35">Записать микропрограмму </text:p>
        </text:list-item>
        <text:list-item>
          <text:p text:style-name="P35"><text:soft-page-break/>Загрузить тестовую программу в память БЭВМ</text:p>
        </text:list-item>
        <text:list-item>
          <text:p text:style-name="P35">Запустить в режиме работа </text:p>
        </text:list-item>
        <text:list-item>
          <text:p text:style-name="P35">Дождаться ОСТАНОВа </text:p>
        </text:list-item>
        <text:list-item>
          <text:p text:style-name="P35">Проверить значение ячейки RESULT по адресу: 0x333<text:span text:style-name="T8">16</text:span><text:span text:style-name="T13">. Если значение 0x1</text:span><text:span text:style-name="T8">16</text:span><text:span text:style-name="T13"> — значит все тесты отработали корректно и дали правильное значение.</text:span></text:p>
          <text:p text:style-name="P36"/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>
          <table:table-cell table:style-name="Таблица4.A1" office:value-type="string">
            <text:p text:style-name="P25">Ячейка с результатом </text:p>
          </table:table-cell>
          <table:table-cell table:style-name="Таблица4.A1" office:value-type="string">
            <text:p text:style-name="P25">Число</text:p>
          </table:table-cell>
          <table:table-cell table:style-name="Таблица4.A1" office:value-type="string">
            <text:p text:style-name="P25">Ожидаемый результат</text:p>
          </table:table-cell>
          <table:table-cell table:style-name="Таблица4.D1" office:value-type="string">
            <text:p text:style-name="P25">Фактический</text:p>
          </table:table-cell>
        </table:table-row>
        <table:table-row>
          <table:table-cell table:style-name="Таблица4.A2" office:value-type="string">
            <text:p text:style-name="P27">RES1</text:p>
          </table:table-cell>
          <table:table-cell table:style-name="Таблица4.A2" office:value-type="string">
            <text:p text:style-name="P27">CAFE</text:p>
          </table:table-cell>
          <table:table-cell table:style-name="Таблица4.A2" office:value-type="string">
            <text:p text:style-name="P27">3501 </text:p>
            <text:p text:style-name="P27">(N=0; Z=0) </text:p>
          </table:table-cell>
          <table:table-cell table:style-name="Таблица4.D2" office:value-type="string">
            <text:p text:style-name="P27">3501 </text:p>
            <text:p text:style-name="P27">(N=0; Z=0) </text:p>
          </table:table-cell>
        </table:table-row>
        <table:table-row>
          <table:table-cell table:style-name="Таблица4.A2" office:value-type="string">
            <text:p text:style-name="P27">RES2 </text:p>
          </table:table-cell>
          <table:table-cell table:style-name="Таблица4.A2" office:value-type="string">
            <text:p text:style-name="P27">B1BA</text:p>
          </table:table-cell>
          <table:table-cell table:style-name="Таблица4.A2" office:value-type="string">
            <text:p text:style-name="P27">4E45</text:p>
            <text:p text:style-name="P27">(N=0; Z=0)</text:p>
          </table:table-cell>
          <table:table-cell table:style-name="Таблица4.D2" office:value-type="string">
            <text:p text:style-name="P27">4E45</text:p>
            <text:p text:style-name="P27">(N=0; Z=0)</text:p>
          </table:table-cell>
        </table:table-row>
        <table:table-row>
          <table:table-cell table:style-name="Таблица4.A2" office:value-type="string">
            <text:p text:style-name="P27">RES3 </text:p>
          </table:table-cell>
          <table:table-cell table:style-name="Таблица4.A2" office:value-type="string">
            <text:p text:style-name="P27">0000</text:p>
          </table:table-cell>
          <table:table-cell table:style-name="Таблица4.A2" office:value-type="string">
            <text:p text:style-name="P27">FFFF </text:p>
            <text:p text:style-name="P27">(N=1; Z=0)</text:p>
          </table:table-cell>
          <table:table-cell table:style-name="Таблица4.D2" office:value-type="string">
            <text:p text:style-name="P27">FFFF </text:p>
            <text:p text:style-name="P27">(N=1; Z=0)</text:p>
          </table:table-cell>
        </table:table-row>
        <table:table-row>
          <table:table-cell table:style-name="Таблица4.A2" office:value-type="string">
            <text:p text:style-name="P27">RES4</text:p>
          </table:table-cell>
          <table:table-cell table:style-name="Таблица4.A2" office:value-type="string">
            <text:p text:style-name="P27">FEFF</text:p>
          </table:table-cell>
          <table:table-cell table:style-name="Таблица4.A2" office:value-type="string">
            <text:p text:style-name="P27">0100</text:p>
            <text:p text:style-name="P27">(N=0; Z=0)</text:p>
          </table:table-cell>
          <table:table-cell table:style-name="Таблица4.D2" office:value-type="string">
            <text:p text:style-name="P27">0100</text:p>
            <text:p text:style-name="P27">(N=0; Z=0)</text:p>
          </table:table-cell>
        </table:table-row>
      </table:table>
      <text:p text:style-name="P26"/>
      <text:p text:style-name="P26"/>
      <text:h text:style-name="P32" text:outline-level="1"><text:bookmark-start text:name="__RefHeading___Toc35679_4197379326"/>Вывод<text:bookmark-end text:name="__RefHeading___Toc35679_4197379326"/></text:h>
      <text:p text:style-name="P28">Во время выполнения лабораторной работы я узнал про микрокоманды в БЭВМ. С помощью микрокоманд создал свою команду и протестировал ее.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02:56:55.539796181</meta:creation-date>
    <dc:date>2024-05-18T05:27:06.130587048</dc:date>
    <meta:editing-duration>PT9M31S</meta:editing-duration>
    <meta:editing-cycles>2</meta:editing-cycles>
    <meta:generator>LibreOffice/7.3.7.2$Linux_X86_64 LibreOffice_project/30$Build-2</meta:generator>
    <meta:document-statistic meta:table-count="4" meta:image-count="0" meta:object-count="0" meta:page-count="7" meta:paragraph-count="263" meta:word-count="562" meta:character-count="3299" meta:non-whitespace-character-count="2810"/>
  </office:meta>
</office:document-meta>
</file>